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6B000000326129FAF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1" draw:marker-end-width="0.376cm" draw:fill="none" draw:fill-color="#ffff00" draw:fill-image-width="0cm" draw:fill-image-height="0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ffff00" draw:fill-image-width="0cm" draw:fill-image-height="0cm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3cm" svg:y1="3.997cm" svg:x2="2.055cm" svg:y2="5.139cm">
          <text:p/>
        </draw:line>
        <draw:custom-shape draw:style-name="gr2" draw:text-style-name="P2" draw:layer="layout" svg:width="3.279cm" svg:height="0.988cm" svg:x="3.688cm" svg:y="3.065cm">
          <text:p text:style-name="P2"><text:span text:style-name="T1">Velge mellom åpne</text:span></text:p>
          <text:p text:style-name="P2"><text:span text:style-name="T1">og lukkede tav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53cm" svg:height="0.819cm" svg:x="9.319cm" svg:y="4.987cm">
          <text:p text:style-name="P2"><text:span text:style-name="T1">Bruker(e) med rett til å</text:span></text:p>
          <text:p text:style-name="P2"><text:span text:style-name="T1">administrere tavl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7cm" svg:height="0.819cm" svg:x="18.55cm" svg:y="4.967cm">
          <text:p text:style-name="P2"><text:span text:style-name="T1">Type bruker som har rett til å</text:span></text:p>
          <text:p text:style-name="P2"><text:span text:style-name="T1">invitere andre til tavl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89cm" svg:height="0.667cm" svg:x="4.696cm" svg:y="5.043cm">
          <text:p text:style-name="P2"><text:span text:style-name="T1">Intern ID i Trell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68cm" svg:y1="9.65cm" svg:x2="3.959cm" svg:y2="8.394cm">
          <text:p/>
        </draw:line>
        <draw:custom-shape draw:style-name="gr2" draw:text-style-name="P2" draw:layer="layout" svg:width="3.204cm" svg:height="0.705cm" svg:x="3.455cm" svg:y="9.515cm">
          <text:p text:style-name="P2"><text:span text:style-name="T1">Link til Trello-side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114cm" svg:y1="9.118cm" svg:x2="13.324cm" svg:y2="7.842cm">
          <text:p/>
        </draw:line>
        <draw:custom-shape draw:style-name="gr2" draw:text-style-name="P2" draw:layer="layout" svg:width="2.007cm" svg:height="0.705cm" svg:x="11.969cm" svg:y="9.002cm">
          <text:p text:style-name="P2"><text:span text:style-name="T1">Valgt tav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74cm" svg:height="0.705cm" svg:x="1.304cm" svg:y="8.588cm">
          <text:p text:style-name="P2"><text:span text:style-name="T1">Tavlenav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39cm" svg:height="1.018cm" svg:x="1.146cm" svg:y="12.259cm">
          <text:p text:style-name="P2"><text:span text:style-name="T1">Filter for tavlenavn</text:span></text:p>
          <text:p text:style-name="P2"><text:span text:style-name="T2">(støtter kun *, f.eks. mal-*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87cm" svg:height="0.705cm" svg:x="8.361cm" svg:y="14.977cm">
          <text:p text:style-name="P2"><text:span text:style-name="T1">Operasjoner på valgt tav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86cm" svg:height="2.208cm" svg:x="7.956cm" svg:y="14.2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4.815cm" svg:y1="17.15cm" svg:x2="3.236cm" svg:y2="16.941cm">
          <text:p/>
        </draw:line>
        <draw:custom-shape draw:style-name="gr2" draw:text-style-name="P2" draw:layer="layout" svg:width="4.078cm" svg:height="0.724cm" svg:x="4.544cm" svg:y="16.769cm">
          <text:p text:style-name="P2"><text:span text:style-name="T1">Link til brukerveiledn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008cm" svg:y1="4.263cm" svg:x2="16.446cm" svg:y2="5.653cm">
          <text:p/>
        </draw:line>
        <draw:custom-shape draw:style-name="gr2" draw:text-style-name="P2" draw:layer="layout" svg:width="3.678cm" svg:height="1.255cm" svg:x="14.065cm" svg:y="3.559cm">
          <text:p text:style-name="P2"><text:span text:style-name="T1">Ikon som viser at</text:span></text:p>
          <text:p text:style-name="P2"><text:span text:style-name="T1">kolonnen kan sorteres</text:span></text:p>
          <text:p text:style-name="P2"><text:span text:style-name="T1">ved å klikke på d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etorgtrelloadm_5f_openboards" draw:display-name="metorgtrelloadm_openboards" xlink:href="Pictures/10000000000006B000000326129FAFE2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bitmap" draw:fill-image-name="metorgtrelloadm_5f_openboards" draw:fill-image-width="100%" draw:fill-image-height="66%" style:repeat="no-repea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5-04-30T13:58:47</meta:creation-date>
    <meta:generator>LibreOffice/3.5$Linux_X86_64 LibreOffice_project/350m1$Build-2</meta:generator>
    <dc:date>2015-04-30T14:39:46</dc:date>
    <dc:creator>Jo Asplin</dc:creator>
    <meta:editing-duration>PT39M41S</meta:editing-duration>
    <meta:editing-cycles>14</meta:editing-cycles>
    <meta:document-statistic meta:object-count="17"/>
  </office:meta>
</office:document-meta>
</file>